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4.65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0.459cm" svg:y="8.261cm">
            <draw:object draw:notify-on-update-of-ranges="Sheet1.A1:Sheet1.A1 Sheet1.A2:Sheet1.A11 Sheet1.B1:Sheet1.B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Bleidicke in mm</text:p>
          </table:table-cell>
          <table:table-cell office:value-type="string" calcext:value-type="string">
            <text:p>Zählrate in 10 pro min</text:p>
          </table:table-cell>
          <table:table-cell office:value-type="string" calcext:value-type="string">
            <text:p>N(x)/N(0) = e^-mu x x</text:p>
          </table:table-cell>
          <table:table-cell office:value-type="string" calcext:value-type="string">
            <text:p>-mu x x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d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67" calcext:value-type="float">
            <text:p>2467</text:p>
          </table:table-cell>
          <table:table-cell table:formula="of:=[.B2]/[.B$2]" office:value-type="float" office:value="1" calcext:value-type="float">
            <text:p>1</text:p>
          </table:table-cell>
          <table:table-cell table:formula="of:=-LN([.C2])" office:value-type="float" office:value="-0" calcext:value-type="float">
            <text:p>0</text:p>
          </table:table-cell>
          <table:table-cell table:formula="of:=[.D2]/[.A2]" office:value-type="string" office:string-value="" calcext:value-type="error">
            <text:p>#DIV/0!</text:p>
          </table:table-cell>
          <table:table-cell table:formula="of:=LN(2)/[.E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87" calcext:value-type="float">
            <text:p>1987</text:p>
          </table:table-cell>
          <table:table-cell table:formula="of:=[.B3]/[.B$2]" office:value-type="float" office:value="0.805431698419132" calcext:value-type="float">
            <text:p>0,805431698419132</text:p>
          </table:table-cell>
          <table:table-cell table:formula="of:=-LN([.C3])" office:value-type="float" office:value="0.21637687397754" calcext:value-type="float">
            <text:p>0,21637687397754</text:p>
          </table:table-cell>
          <table:table-cell table:formula="of:=[.D3]/[.A3]" office:value-type="float" office:value="0.10818843698877" calcext:value-type="float">
            <text:p>0,10818843698877</text:p>
          </table:table-cell>
          <table:table-cell table:formula="of:=LN(2)/[.E3]" office:value-type="float" office:value="6.40685085996662" calcext:value-type="float">
            <text:p>6,406850859966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9" calcext:value-type="float">
            <text:p>1549</text:p>
          </table:table-cell>
          <table:table-cell table:formula="of:=[.B4]/[.B$2]" office:value-type="float" office:value="0.627888123226591" calcext:value-type="float">
            <text:p>0,627888123226591</text:p>
          </table:table-cell>
          <table:table-cell table:formula="of:=-LN([.C4])" office:value-type="float" office:value="0.465393276112488" calcext:value-type="float">
            <text:p>0,465393276112488</text:p>
          </table:table-cell>
          <table:table-cell table:formula="of:=[.D4]/[.A4]" office:value-type="float" office:value="0.116348319028122" calcext:value-type="float">
            <text:p>0,116348319028122</text:p>
          </table:table-cell>
          <table:table-cell table:formula="of:=LN(2)/[.E4]" office:value-type="float" office:value="5.95751779097391" calcext:value-type="float">
            <text:p>5,957517790973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32" calcext:value-type="float">
            <text:p>1232</text:p>
          </table:table-cell>
          <table:table-cell table:formula="of:=[.B5]/[.B$2]" office:value-type="float" office:value="0.49939197405756" calcext:value-type="float">
            <text:p>0,49939197405756</text:p>
          </table:table-cell>
          <table:table-cell table:formula="of:=-LN([.C5])" office:value-type="float" office:value="0.694363972435892" calcext:value-type="float">
            <text:p>0,694363972435892</text:p>
          </table:table-cell>
          <table:table-cell table:formula="of:=[.D5]/[.A5]" office:value-type="float" office:value="0.115727328739315" calcext:value-type="float">
            <text:p>0,115727328739315</text:p>
          </table:table-cell>
          <table:table-cell table:formula="of:=LN(2)/[.E5]" office:value-type="float" office:value="5.98948569979795" calcext:value-type="float">
            <text:p>5,989485699797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7" calcext:value-type="float">
            <text:p>987</text:p>
          </table:table-cell>
          <table:table-cell table:formula="of:=[.B6]/[.B$2]" office:value-type="float" office:value="0.400081070125659" calcext:value-type="float">
            <text:p>0,400081070125659</text:p>
          </table:table-cell>
          <table:table-cell table:formula="of:=-LN([.C6])" office:value-type="float" office:value="0.916088077095875" calcext:value-type="float">
            <text:p>0,916088077095875</text:p>
          </table:table-cell>
          <table:table-cell table:formula="of:=[.D6]/[.A6]" office:value-type="float" office:value="0.114511009636984" calcext:value-type="float">
            <text:p>0,114511009636984</text:p>
          </table:table-cell>
          <table:table-cell table:formula="of:=LN(2)/[.E6]" office:value-type="float" office:value="6.05310513598052" calcext:value-type="float">
            <text:p>6,053105135980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3" calcext:value-type="float">
            <text:p>773</text:p>
          </table:table-cell>
          <table:table-cell table:formula="of:=[.B7]/[.B$2]" office:value-type="float" office:value="0.313336035670855" calcext:value-type="float">
            <text:p>0,313336035670855</text:p>
          </table:table-cell>
          <table:table-cell table:formula="of:=-LN([.C7])" office:value-type="float" office:value="1.16047906794193" calcext:value-type="float">
            <text:p>1,16047906794193</text:p>
          </table:table-cell>
          <table:table-cell table:formula="of:=[.D7]/[.A7]" office:value-type="float" office:value="0.116047906794193" calcext:value-type="float">
            <text:p>0,116047906794193</text:p>
          </table:table-cell>
          <table:table-cell table:formula="of:=LN(2)/[.E7]" office:value-type="float" office:value="5.97293996684676" calcext:value-type="float">
            <text:p>5,972939966846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3" calcext:value-type="float">
            <text:p>623</text:p>
          </table:table-cell>
          <table:table-cell table:formula="of:=[.B8]/[.B$2]" office:value-type="float" office:value="0.252533441426834" calcext:value-type="float">
            <text:p>0,252533441426834</text:p>
          </table:table-cell>
          <table:table-cell table:formula="of:=-LN([.C8])" office:value-type="float" office:value="1.3762115977419" calcext:value-type="float">
            <text:p>1,3762115977419</text:p>
          </table:table-cell>
          <table:table-cell table:formula="of:=[.D8]/[.A8]" office:value-type="float" office:value="0.114684299811825" calcext:value-type="float">
            <text:p>0,114684299811825</text:p>
          </table:table-cell>
          <table:table-cell table:formula="of:=LN(2)/[.E8]" office:value-type="float" office:value="6.04395877811754" calcext:value-type="float">
            <text:p>6,043958778117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table:formula="of:=[.B9]/[.B$2]" office:value-type="float" office:value="0.194568301580867" calcext:value-type="float">
            <text:p>0,194568301580867</text:p>
          </table:table-cell>
          <table:table-cell table:formula="of:=-LN([.C9])" office:value-type="float" office:value="1.63697201262742" calcext:value-type="float">
            <text:p>1,63697201262742</text:p>
          </table:table-cell>
          <table:table-cell table:formula="of:=[.D9]/[.A9]" office:value-type="float" office:value="0.11692657233053" calcext:value-type="float">
            <text:p>0,11692657233053</text:p>
          </table:table-cell>
          <table:table-cell table:formula="of:=LN(2)/[.E9]" office:value-type="float" office:value="5.92805524650586" calcext:value-type="float">
            <text:p>5,928055246505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1" calcext:value-type="float">
            <text:p>411</text:p>
          </table:table-cell>
          <table:table-cell table:formula="of:=[.B10]/[.B$2]" office:value-type="float" office:value="0.166599108228618" calcext:value-type="float">
            <text:p>0,166599108228618</text:p>
          </table:table-cell>
          <table:table-cell table:formula="of:=-LN([.C10])" office:value-type="float" office:value="1.79216490203312" calcext:value-type="float">
            <text:p>1,79216490203312</text:p>
          </table:table-cell>
          <table:table-cell table:formula="of:=[.D10]/[.A10]" office:value-type="float" office:value="0.11201030637707" calcext:value-type="float">
            <text:p>0,11201030637707</text:p>
          </table:table-cell>
          <table:table-cell table:formula="of:=LN(2)/[.E10]" office:value-type="float" office:value="6.18824466229512" calcext:value-type="float">
            <text:p>6,188244662295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2" calcext:value-type="float">
            <text:p>312</text:p>
          </table:table-cell>
          <table:table-cell table:formula="of:=[.B11]/[.B$2]" office:value-type="float" office:value="0.126469396027564" calcext:value-type="float">
            <text:p>0,126469396027564</text:p>
          </table:table-cell>
          <table:table-cell table:formula="of:=-LN([.C11])" office:value-type="float" office:value="2.06775492871987" calcext:value-type="float">
            <text:p>2,06775492871987</text:p>
          </table:table-cell>
          <table:table-cell table:formula="of:=[.D11]/[.A11]" office:value-type="float" office:value="0.114875273817771" calcext:value-type="float">
            <text:p>0,114875273817771</text:p>
          </table:table-cell>
          <table:table-cell table:formula="of:=LN(2)/[.E11]" office:value-type="float" office:value="6.03391101952453" calcext:value-type="float">
            <text:p>6,03391101952453</text:p>
          </table:table-cell>
        </table:table-row>
        <table:table-row table:style-name="ro1">
          <table:table-cell table:number-columns-repeated="4"/>
          <table:table-cell table:formula="of:=AVERAGE([.E3:.E11])" office:value-type="float" office:value="0.114368828169398" calcext:value-type="float">
            <text:p>0,114368828169398</text:p>
          </table:table-cell>
          <table:table-cell table:formula="of:=AVERAGE([.F3:.F11])" office:value-type="float" office:value="6.0637854622232" calcext:value-type="float">
            <text:p>6,06378546222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3T08:27:30.880000000</meta:creation-date>
    <dc:date>2021-01-13T08:39:17.935000000</dc:date>
    <meta:editing-duration>PT11M48S</meta:editing-duration>
    <meta:editing-cycles>1</meta:editing-cycles>
    <meta:document-statistic meta:table-count="1" meta:cell-count="68" meta:object-count="1"/>
    <meta:generator>LibreOffice/7.0.1.2$Windows_X86_64 LibreOffice_project/7cbcfc562f6eb6708b5ff7d7397325de9e764452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322cm" svg:y="3.952cm" style:legend-expansion="high" chart:style-name="ch2"/>
        <chart:plot-area chart:style-name="ch3" table:cell-range-address="Sheet1.A1:Sheet1.B11" chart:data-source-has-labels="row" svg:x="0.32cm" svg:y="0.18cm" svg:width="10.682cm" svg:height="8.64cm">
          <chart:coordinate-region svg:x="1.312cm" svg:y="0.379cm" svg:width="9.50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1" chart:label-cell-address="Sheet1.A1:Sheet1.A1" chart:class="chart:line">
            <chart:data-point chart:repeated="10"/>
          </chart:series>
          <chart:series chart:style-name="ch7" chart:values-cell-range-address="Sheet1.B2:Sheet1.B11" chart:label-cell-address="Sheet1.B1:Sheet1.B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eidicke in mm</text:p>
                <draw:g>
                  <svg:desc>Sheet1.A1:Sheet1.A1</svg:desc>
                </draw:g>
              </table:table-cell>
              <table:table-cell office:value-type="string">
                <text:p>Zählrate in 10 pro mi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1</svg:desc>
                </draw:g>
              </table:table-cell>
              <table:table-cell office:value-type="float" office:value="2467">
                <text:p>2467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312">
                <text:p>3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